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butt" draw:fill-color="#ffffff" draw:textarea-horizontal-align="justify" draw:textarea-vertical-align="middle" draw:auto-grow-height="false" fo:min-height="1.633cm" fo:min-width="1.0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stroke-linejoin="none" svg:stroke-linecap="butt" draw:fill-color="#ffffff" draw:textarea-horizontal-align="justify" draw:textarea-vertical-align="middle" draw:auto-grow-height="false" fo:min-height="1.633cm" fo:min-width="1.089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svg:stroke-linecap="butt" draw:fill="none" draw:fill-color="#ffffff" fo:min-height="0.702cm"/>
      <style:paragraph-properties style:writing-mode="lr-tb"/>
    </style:style>
    <style:style style:name="gr6" style:family="graphic" style:parent-style-name="objectwithoutfill">
      <style:graphic-properties draw:marker-end="Arrowheads_20_16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FreeMono1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FreeMono1"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8cm" svg:height="2.132cm" draw:transform="rotate (-3.14159265358979) translate (1.821cm 3.062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0.233cm" svg:y="1.565cm">
          <draw:text-box>
            <text:p><text:span text:style-name="T1">.c</text:span></text:p>
          </draw:text-box>
        </draw:frame>
        <draw:connector draw:style-name="gr3" draw:text-style-name="P3" draw:layer="layout" draw:type="line" svg:x1="1.821cm" svg:y1="1.996cm" svg:x2="3.833cm" svg:y2="2.041cm" draw:start-shape="id1" draw:start-glue-point="7" draw:end-shape="id2" svg:d="M1821 1996l2012 45" svg:viewBox="0 0 2013 46">
          <text:p/>
        </draw:connector>
        <draw:custom-shape draw:style-name="gr4" draw:text-style-name="P1" xml:id="id3" draw:id="id3" draw:layer="layout" svg:width="1.588cm" svg:height="2.132cm" draw:transform="rotate (-3.14159265358979) translate (5.421cm 3.062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xml:id="id2" draw:id="id2" draw:layer="layout" svg:width="1.27cm" svg:height="0.952cm" svg:x="3.833cm" svg:y="1.565cm">
          <draw:text-box>
            <text:p><text:span text:style-name="T1">.i</text:span></text:p>
          </draw:text-box>
        </draw:frame>
        <draw:connector draw:style-name="gr6" draw:text-style-name="P4" draw:layer="layout" draw:type="line" svg:x1="5.421cm" svg:y1="1.996cm" svg:x2="7.433cm" svg:y2="1.996cm" draw:start-shape="id3" draw:start-glue-point="7" draw:end-shape="id4" svg:d="M5421 1996h2012" svg:viewBox="0 0 2013 1">
          <text:p/>
        </draw:connector>
        <draw:custom-shape draw:style-name="gr4" draw:text-style-name="P1" xml:id="id4" draw:id="id4" draw:layer="layout" svg:width="1.588cm" svg:height="2.132cm" draw:transform="rotate (-3.14159265358979) translate (9.021cm 3.062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7.433cm" svg:y="1.565cm">
          <draw:text-box>
            <text:p><text:span text:style-name="T1">.S</text:span></text:p>
          </draw:text-box>
        </draw:frame>
        <draw:connector draw:style-name="gr6" draw:text-style-name="P4" draw:layer="layout" draw:type="line" svg:x1="9.021cm" svg:y1="1.996cm" svg:x2="11.033cm" svg:y2="1.996cm" draw:end-shape="id5" svg:d="M9021 1996h2012" svg:viewBox="0 0 2013 1">
          <text:p/>
        </draw:connector>
        <draw:custom-shape draw:style-name="gr1" draw:text-style-name="P1" xml:id="id5" draw:id="id5" draw:layer="layout" svg:width="1.588cm" svg:height="2.132cm" draw:transform="rotate (-3.14159265358979) translate (12.621cm 3.062cm)">
          <text:p/>
          <draw:enhanced-geometry svg:viewBox="0 0 21600 21600" draw:mirror-horizontal="tru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1.27cm" svg:height="0.952cm" svg:x="11.033cm" svg:y="1.565cm">
          <draw:text-box>
            <text:p><text:span text:style-name="T1">.o</text:span></text:p>
          </draw:text-box>
        </draw:frame>
        <draw:connector draw:style-name="gr6" draw:text-style-name="P4" draw:layer="layout" draw:type="line" svg:x1="12.621cm" svg:y1="1.996cm" svg:x2="14.635cm" svg:y2="1.996cm" draw:start-shape="id5" draw:start-glue-point="7" svg:d="M12621 1996h2014" svg:viewBox="0 0 2015 1">
          <text:p/>
        </draw:connector>
        <draw:frame draw:style-name="gr7" draw:text-style-name="P6" draw:layer="layout" svg:width="3.175cm" svg:height="0.645cm" svg:x="1.1cm" svg:y="-0.058cm">
          <draw:text-box>
            <text:p text:style-name="P5"><text:span text:style-name="T2">Preprocessing</text:span></text:p>
          </draw:text-box>
        </draw:frame>
        <draw:frame draw:style-name="gr7" draw:text-style-name="P6" draw:layer="layout" svg:width="3.175cm" svg:height="0.645cm" svg:x="4.801cm" svg:y="-0.057cm">
          <draw:text-box>
            <text:p text:style-name="P5"><text:span text:style-name="T2">Com</text:span><text:span text:style-name="T2">pilat</text:span><text:span text:style-name="T2">ion</text:span></text:p>
          </draw:text-box>
        </draw:frame>
        <draw:frame draw:style-name="gr7" draw:text-style-name="P6" draw:layer="layout" svg:width="3.175cm" svg:height="0.645cm" svg:x="8.401cm" svg:y="-0.057cm">
          <draw:text-box>
            <text:p text:style-name="P5"><text:span text:style-name="T2">Assemblage</text:span></text:p>
          </draw:text-box>
        </draw:frame>
        <draw:frame draw:style-name="gr8" draw:text-style-name="P8" draw:layer="layout" svg:width="1.27cm" svg:height="0.962cm" svg:x="14.635cm" svg:y="1.565cm">
          <draw:text-box>
            <text:p text:style-name="P7"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129cm" fo:page-height="3.1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19:46.331231478</meta:creation-date>
    <dc:date>2022-12-05T16:08:35.807134181</dc:date>
    <meta:editing-duration>PT8M56S</meta:editing-duration>
    <meta:editing-cycles>5</meta:editing-cycles>
    <meta:generator>LibreOffice/7.2.4.1$Linux_X86_64 LibreOffice_project/27d75539669ac387bb498e35313b970b7fe9c4f9</meta:generator>
    <meta:document-statistic meta:object-count="16"/>
  </office:meta>
</office:document-meta>
</file>